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Проектирование БД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задачи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 text:c="4"/>Обеспечение хранения в БД всей необходимой информации.</text:p>
              </text:list-item>
              <text:list-item>
                <text:p><text:s text:c="4"/>Обеспечение возможности получения данных по всем необходимым запросам.</text:p>
              </text:list-item>
              <text:list-item>
                <text:p><text:s text:c="4"/>Сокращение избыточности и дублирования данных.</text:p>
              </text:list-item>
              <text:list-item>
                <text:p><text:s text:c="4"/>Обеспечение целостности базы данны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Этапы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Концептуальное (инфологическое) проектирование</text:p>
              </text:list-item>
              <text:list-item>
                <text:p>Логическое (даталогическое) проектирование</text:p>
              </text:list-item>
              <text:list-item>
                <text:p>Физическое проектирова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ормализация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Первая нормальная форма (1NF)</text:p>
              </text:list-item>
              <text:list-item>
                <text:p>Вторая нормальная форма (2NF)</text:p>
              </text:list-item>
              <text:list-item>
                <text:p>Третья нормальная форма (3NF)</text:p>
              </text:list-item>
              <text:list-item>
                <text:p>Нормальная форма Бойса — Кодда (BCNF)</text:p>
              </text:list-item>
              <text:list-item>
                <text:p>Четвёртая нормальная форма (4NF)</text:p>
              </text:list-item>
              <text:list-item>
                <text:p>Пятая нормальная форма (5NF)</text:p>
              </text:list-item>
              <text:list-item>
                <text:p>Шестая нормальная форма (6N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находится в первой нормальной форме (1НФ) тогда и только тогда, когда в любом допустимом значении отношения каждый его кортеж содержит только одно значение для каждого из атрибутов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находится во второй нормальной форме тогда и только тогда, когда она находится в первой нормальной форме и каждый неключевой атрибут неприводимо (функционально полно) зависит от её потенциального ключ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находится в третьей нормальной форме тогда и только тогда, когда она находится во второй нормальной форме, и отсутствуют транзитивные функциональные зависимости неключевых атрибутов от ключевы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ормальная форма Бойса — Кодда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находится в BCNF тогда и только тогда, когда каждая её нетривиальная и неприводимая слева функциональная зависимость имеет в качестве своего детерминанта некоторый потенциальный ключ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R находится в четвёртой нормальной форме, если она находится в НФБК и все нетривиальные многозначные зависимости фактически являются функциональными зависимостями от её потенциальных ключей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Отношение находится в пятой нормальной форме (иначе — в проекционно-соединительной нормальной форме) тогда и только тогда, когда каждая нетривиальная зависимость соединения в нём определяется потенциальным ключом (ключами) этого отношен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НФ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Переменная отношения находится в шестой нормальной форме тогда и только тогда, когда она удовлетворяет всем нетривиальным зависимостям соединения. Из определения следует, что переменная находится в 6НФ тогда и только тогда, когда она неприводима, то есть не может быть подвергнута дальнейшей декомпозиции без потерь. Каждая переменная отношения, которая находится в 6НФ, также находится и в 5НФ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9:26:16.877375363</meta:creation-date>
    <dc:date>2017-10-02T02:25:08.493021510</dc:date>
    <meta:editing-duration>PT6H48M31S</meta:editing-duration>
    <meta:editing-cycles>15</meta:editing-cycles>
    <meta:generator>LibreOffice/5.2.7.2$Linux_x86 LibreOffice_project/20m0$Build-2</meta:generator>
    <meta:document-statistic meta:object-count="65"/>
  </office:meta>
</office:document-meta>
</file>